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0199E185571F2D62.png" manifest:media-type="image/png"/>
  <manifest:file-entry manifest:full-path="Pictures/100002010000078000000438A4786A98A5B563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2010000078000000438A4786A98A5B5639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6.9252in" svg:height="3.8953in" draw:z-index="1"><draw:image xlink:href="Pictures/1000020100000780000004380199E185571F2D62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1:03:56.455853375</meta:creation-date>
    <dc:date>2021-02-20T01:07:33.472453628</dc:date>
    <meta:editing-duration>PT3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